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 style:master-page-name="">
      <style:table-properties style:width="17.903cm" style:page-number="auto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344a4" officeooo:paragraph-rsid="001344a4"/>
    </style:style>
    <style:style style:name="P9" style:family="paragraph" style:parent-style-name="Table_20_Contents">
      <style:text-properties officeooo:rsid="0013b869" officeooo:paragraph-rsid="0013b869"/>
    </style:style>
    <style:style style:name="P10" style:family="paragraph" style:parent-style-name="Table_20_Contents">
      <style:text-properties officeooo:rsid="00146012" officeooo:paragraph-rsid="00146012"/>
    </style:style>
    <style:style style:name="P11" style:family="paragraph" style:parent-style-name="Table_20_Contents">
      <style:text-properties fo:font-style="italic" officeooo:rsid="00146012" officeooo:paragraph-rsid="00146012" style:font-style-asian="italic" style:font-style-complex="italic"/>
    </style:style>
    <style:style style:name="P12" style:family="paragraph" style:parent-style-name="Table_20_Contents">
      <style:text-properties fo:font-style="italic" style:text-underline-style="solid" style:text-underline-width="auto" style:text-underline-color="font-color" officeooo:rsid="00146012" officeooo:paragraph-rsid="00146012" style:font-style-asian="italic" style:font-style-complex="italic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146012" officeooo:paragraph-rsid="00146012"/>
    </style:style>
    <style:style style:name="P14" style:family="paragraph" style:parent-style-name="Table_20_Contents">
      <style:text-properties officeooo:paragraph-rsid="00146012"/>
    </style:style>
    <style:style style:name="P15" style:family="paragraph" style:parent-style-name="Table_20_Contents">
      <style:text-properties officeooo:paragraph-rsid="0017c9e2"/>
    </style:style>
    <style:style style:name="P16" style:family="paragraph" style:parent-style-name="Table_20_Contents">
      <style:text-properties officeooo:paragraph-rsid="0018a8a8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0171baa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officeooo:rsid="00171baa" officeooo:paragraph-rsid="00171baa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44a4"/>
    </style:style>
    <style:style style:name="T4" style:family="text">
      <style:text-properties officeooo:rsid="00146012"/>
    </style:style>
    <style:style style:name="T5" style:family="text">
      <style:text-properties officeooo:rsid="00171baa"/>
    </style:style>
    <style:style style:name="T6" style:family="text">
      <style:text-properties officeooo:rsid="0017c9e2"/>
    </style:style>
    <style:style style:name="T7" style:family="text">
      <style:text-properties officeooo:rsid="0018a8a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1. Llamadas al sistema para el S.Archivos. Parte 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 Criado Ramó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15</text:span> minutos.</text:p>
      <text:p text:style-name="Standard">1. He resuelto todas las dudas que tenía antes de iniciar la sesión de prácticas: <text:span text:style-name="T3">Sí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El código crea o escribe (sobrescribiendo el archivo) si ya existe, en caso de crear lo crearía con permiso de lectura y escritura para el usuario actual. Escribiría al principio del mismo la cadena abcdefghij y a partir del byte 40 desde el principio del archivo la cadena de caracteres ABCDEFGHIJ. En caso de producirse algún error mostraría por salida estándar la variable errno, y donde se produce el error. Además mostraría por la salida de error en qué parte se ha producido el error. Cualquier error mataría inmediatamente al proceso.</text:p>
            <text:p text:style-name="P9">Al mostrarlo con cat sólo vemos ambas cadenas seguidas ya que el espacio que hemos dejado entre dónde terminamos de escribir la primera vez y dónde pusimos lseek se rellana con '\0'. Esto lo podemos comprobar con od -c que nos muestras el código carácter ASCII a carácter AS<text:span text:style-name="T4">CII por lo que podemos comprobar que en el carácter 40 empieza la segunda cadena.</text:span></text:p>
            <text:p text:style-name="P11">Nota: En el código C proporcionado falta la llamada a close(fd) que el pdf muestra.</text:p>
            <text:p text:style-name="P12">Salidas:</text:p>
            <text:p text:style-name="P12">cat archivo</text:p>
            <text:p text:style-name="P10">abcdefghijABCDEFGHIJ</text:p>
            <text:p text:style-name="P13">od -c archivo</text:p>
            <text:p text:style-name="P10">0000000 <text:s text:c="2"/>a <text:s text:c="2"/>b <text:s text:c="2"/>c <text:s text:c="2"/>d <text:s text:c="2"/>e <text:s text:c="2"/>f <text:s text:c="2"/>g <text:s text:c="2"/>h <text:s text:c="2"/>i <text:s text:c="2"/>j <text:s/>\0 <text:s/>\0 <text:s/>\0 <text:s/>\0 <text:s/>\0 <text:s/>\0</text:p>
            <text:p text:style-name="P10">0000020 <text:s/>\0 <text:s/>\0 <text:s/>\0 <text:s/>\0 <text:s/>\0 <text:s/>\0 <text:s/>\0 <text:s/>\0 <text:s/>\0 <text:s/>\0 <text:s/>\0 <text:s/>\0 <text:s/>\0 <text:s/>\0 <text:s/>\0 <text:s/>\0</text:p>
            <text:p text:style-name="P10">0000040 <text:s/>\0 <text:s/>\0 <text:s/>\0 <text:s/>\0 <text:s/>\0 <text:s/>\0 <text:s/>\0 <text:s/>\0 <text:s text:c="2"/>A <text:s text:c="2"/>B <text:s text:c="2"/>C <text:s text:c="2"/>D <text:s text:c="2"/>E <text:s text:c="2"/>F <text:s text:c="2"/>G <text:s text:c="2"/>H</text:p>
            <text:p text:style-name="P10">0000060 <text:s text:c="2"/>I <text:s text:c="2"/>J</text:p>
            <text:p text:style-name="P14"><text:span text:style-name="T4">0000062</text:span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#include &lt;stdio.h&gt;</text:p>
            <text:p text:style-name="P18">#include &lt;errno.h&gt;</text:p>
            <text:p text:style-name="P18">#include &lt;stdlib.h&gt;</text:p>
            <text:p text:style-name="P18">#include &lt;sys/types.h&gt;</text:p>
            <text:p text:style-name="P18">#include &lt;sys/stat.h&gt;</text:p>
            <text:p text:style-name="P18">#include &lt;fcntl.h&gt;</text:p>
            <text:p text:style-name="P18">#include &lt;string.h&gt;</text:p>
            <text:p text:style-name="P18">#include &lt;unistd.h&gt;</text:p>
            <text:p text:style-name="P18"></text:p>
            <text:p text:style-name="P18">int main(int argc, char* argv[]){</text:p>
            <text:p text:style-name="P18"><text:s text:c="3"/>char buffer[80];</text:p>
            <text:p text:style-name="P18"><text:s text:c="3"/>char* aux;</text:p>
            <text:p text:style-name="P18"><text:s text:c="3"/>char* aux2;</text:p>
            <text:p text:style-name="P18"><text:s text:c="3"/>int fd_in;</text:p>
            <text:p text:style-name="P18"><text:s text:c="3"/>int fd_out;</text:p>
            <text:p text:style-name="P18"><text:s text:c="3"/>ssize_t rstatus=80;</text:p>
            <text:p text:style-name="P18"><text:s text:c="3"/>int bloque;</text:p>
            <text:p text:style-name="P18"><text:s text:c="3"/>ssize_t contador=0; /* Para modificación adicional, cuenta bytes para el tamaño del</text:p>
            <text:p text:style-name="P18"><text:s text:c="20"/>buffer */</text:p>
            <text:p text:style-name="P18"></text:p>
            <text:p text:style-name="P18"><text:s text:c="4"/>/* Configuro fd_in como archivo o entrada estándar */</text:p>
            <text:p text:style-name="P18"><text:soft-page-break/><text:s text:c="4"/>if(argc==2){</text:p>
            <text:p text:style-name="P18"><text:s text:c="6"/>if((fd_in=open(argv[1],O_RDONLY))&lt;0){</text:p>
            <text:p text:style-name="P18"><text:s text:c="8"/>printf("Error: %d, al abrir el archivo %s\n", errno, argv[1]);</text:p>
            <text:p text:style-name="P18"><text:s text:c="8"/>perror("Error al abrir el archivo\n");</text:p>
            <text:p text:style-name="P18"><text:s text:c="8"/>exit(EXIT_FAILURE);</text:p>
            <text:p text:style-name="P18"><text:s text:c="6"/>}</text:p>
            <text:p text:style-name="P18"><text:s text:c="4"/>}</text:p>
            <text:p text:style-name="P18"><text:s text:c="4"/>else {</text:p>
            <text:p text:style-name="P18"><text:s text:c="6"/>fd_in=STDIN_FILENO;</text:p>
            <text:p text:style-name="P18"><text:s text:c="4"/>}</text:p>
            <text:p text:style-name="P18"><text:s text:c="4"/></text:p>
            <text:p text:style-name="P18"><text:s text:c="4"/>/* Creo o sobreescribo archivo de salida */</text:p>
            <text:p text:style-name="P18"><text:s text:c="4"/>if((fd_out=open("salida.txt",O_CREAT|O_TRUNC|O_RDWR,S_IRUSR|S_IWUSR))&lt;0){</text:p>
            <text:p text:style-name="P18"><text:s text:c="6"/>printf("Error %d, al crear archivo salida.txt.\n", errno);</text:p>
            <text:p text:style-name="P18"><text:s text:c="6"/>perror("Error al crear archivo de salida.\n");</text:p>
            <text:p text:style-name="P18"><text:s text:c="6"/>exit(EXIT_FAILURE);</text:p>
            <text:p text:style-name="P18"><text:s text:c="4"/>}</text:p>
            <text:p text:style-name="P18"></text:p>
            <text:p text:style-name="P18"><text:s text:c="4"/>/* Lectura/escritura a través de buffer */</text:p>
            <text:p text:style-name="P18"><text:s text:c="4"/>for (bloque=1; rstatus==80; ++bloque){</text:p>
            <text:p text:style-name="P18"><text:s text:c="8"/>rstatus=read(fd_in,buffer,80);</text:p>
            <text:p text:style-name="P18"><text:s text:c="8"/>if (rstatus&lt;0){</text:p>
            <text:p text:style-name="P18"><text:s text:c="10"/>printf("Error: %d, al leer.\n", errno);</text:p>
            <text:p text:style-name="P18"><text:s text:c="10"/>perror("Error al leer.\n");</text:p>
            <text:p text:style-name="P18"><text:s text:c="10"/>exit(EXIT_FAILURE);</text:p>
            <text:p text:style-name="P18"><text:s text:c="8"/>}</text:p>
            <text:p text:style-name="P18"></text:p>
            <text:p text:style-name="P18"><text:s text:c="8"/>if (bloque==1){</text:p>
            <text:p text:style-name="P18"><text:s text:c="10"/>asprintf(&amp;aux, "Bloque %d\n", bloque);</text:p>
            <text:p text:style-name="P18"><text:s text:c="10"/>}</text:p>
            <text:p text:style-name="P18"><text:s text:c="8"/>else {</text:p>
            <text:p text:style-name="P18"><text:s text:c="10"/>asprintf(&amp;aux, "\nBloque %d\n", bloque);</text:p>
            <text:p text:style-name="P18"><text:s text:c="8"/>}</text:p>
            <text:p text:style-name="P18"></text:p>
            <text:p text:style-name="P18"><text:s text:c="8"/>if ((write(fd_out,aux,strlen(aux)))&lt;0){</text:p>
            <text:p text:style-name="P18"><text:s text:c="10"/>printf("Error: %d, al escribir el número de bloque %d.\n",errno, bloque);</text:p>
            <text:p text:style-name="P18"><text:s text:c="10"/>perror("Error al escribir número de bloque.\n");</text:p>
            <text:p text:style-name="P18"><text:s text:c="10"/>exit(EXIT_FAILURE);</text:p>
            <text:p text:style-name="P18"><text:s text:c="8"/>}</text:p>
            <text:p text:style-name="P18"><text:s text:c="8"/>contador+=strlen(aux);</text:p>
            <text:p text:style-name="P18"><text:s text:c="4"/></text:p>
            <text:p text:style-name="P18"></text:p>
            <text:p text:style-name="P18"><text:s text:c="8"/>if ((write(fd_out,buffer,rstatus))&lt;0){</text:p>
            <text:p text:style-name="P18"><text:s text:c="10"/>printf("Error: %d, al escribir bloque número %d.\n",errno, bloque);</text:p>
            <text:p text:style-name="P18"><text:s text:c="10"/>perror("Error al escribir un bloque.\n");</text:p>
            <text:p text:style-name="P18"><text:s text:c="10"/>exit(EXIT_FAILURE);</text:p>
            <text:p text:style-name="P18"><text:s text:c="8"/>}</text:p>
            <text:p text:style-name="P18"><text:s text:c="8"/>contador+=rstatus;</text:p>
            <text:p text:style-name="P18"><text:s text:c="6"/></text:p>
            <text:p text:style-name="P18"><text:s text:c="4"/>}</text:p>
            <text:p text:style-name="P18"><text:s text:c="4"/>/* Modificación adicional. Guardo el archivo en memoria dinámica</text:p>
            <text:p text:style-name="P18"><text:s text:c="7"/>y sobreescribo desde el principio */</text:p>
            <text:p text:style-name="P18"><text:s text:c="8"/>aux=(char*) realloc(aux,contador);</text:p>
            <text:p text:style-name="P18"><text:s text:c="8"/>asprintf(&amp;aux2, "El número de bloques es %d\n",bloque-1);</text:p>
            <text:p text:style-name="P18"><text:s text:c="8"/>if((lseek(fd_out,0,SEEK_SET))&lt;0){</text:p>
            <text:p text:style-name="P18"><text:s text:c="10"/>printf("Error: %d, al reposicionar puntero.\n", errno);</text:p>
            <text:p text:style-name="P18"><text:s text:c="10"/>perror("Error de reposicionamiento de puntero\n");</text:p>
            <text:p text:style-name="P18"><text:s text:c="10"/>exit(EXIT_FAILURE);</text:p>
            <text:p text:style-name="P18"><text:s text:c="8"/>}</text:p>
            <text:p text:style-name="P18"><text:s text:c="8"/>if((read(fd_out,aux,contador))&lt;0){</text:p>
            <text:p text:style-name="P18"><text:s text:c="10"/>printf("Error: %d, al releer el archivo.\n", errno);</text:p>
            <text:p text:style-name="P18"><text:s text:c="10"/>perror("Error de relectura de archivo\n");</text:p>
            <text:p text:style-name="P18"><text:soft-page-break/><text:s text:c="10"/>exit(EXIT_FAILURE);</text:p>
            <text:p text:style-name="P18"><text:s text:c="8"/>} </text:p>
            <text:p text:style-name="P18"><text:s text:c="8"/>if((lseek(fd_out,0,SEEK_SET))&lt;0){</text:p>
            <text:p text:style-name="P18"><text:s text:c="10"/>printf("Error: %d, al reposicionar puntero.\n", errno);</text:p>
            <text:p text:style-name="P18"><text:s text:c="10"/>perror("Error de reposicionamiento de puntero\n");</text:p>
            <text:p text:style-name="P18"><text:s text:c="10"/>exit(EXIT_FAILURE);</text:p>
            <text:p text:style-name="P18"><text:s text:c="8"/>}</text:p>
            <text:p text:style-name="P18"><text:s text:c="8"/>if(write(fd_out,aux2,strlen(aux2))&lt;0){</text:p>
            <text:p text:style-name="P18"><text:s text:c="10"/>printf("Error: %d, al escribir el número de bloques.\n", errno);</text:p>
            <text:p text:style-name="P18"><text:s text:c="10"/>perror("Error al escribir el número de bloques.\n");</text:p>
            <text:p text:style-name="P18"><text:s text:c="10"/>exit(EXIT_FAILURE);</text:p>
            <text:p text:style-name="P18"><text:s text:c="8"/>}</text:p>
            <text:p text:style-name="P18"><text:s text:c="8"/>if(write(fd_out,aux,strlen(aux))&lt;0){</text:p>
            <text:p text:style-name="P18"><text:s text:c="10"/>printf("Error: %d, al reescribir el resto del archivo.\n", errno);</text:p>
            <text:p text:style-name="P18"><text:s text:c="10"/>perror("Error al reescribir el resto del archivo.\n");</text:p>
            <text:p text:style-name="P18"><text:s text:c="10"/>exit(EXIT_FAILURE);</text:p>
            <text:p text:style-name="P18"><text:s text:c="8"/>}</text:p>
            <text:p text:style-name="P18"></text:p>
            <text:p text:style-name="P18"><text:s text:c="6"/>/* Cerramos archivos y liberamos memoria dinámica */</text:p>
            <text:p text:style-name="P18"><text:s text:c="8"/>free(aux2);</text:p>
            <text:p text:style-name="P18"><text:s text:c="8"/>free(aux);</text:p>
            <text:p text:style-name="P18"><text:s text:c="8"/>if (argc==2 &amp;&amp; close(fd_in)&lt;0){</text:p>
            <text:p text:style-name="P18"><text:s text:c="10"/>printf("Error: %d, al cerrar archivo de entrada.\n", errno);</text:p>
            <text:p text:style-name="P18"><text:s text:c="10"/>perror("Error al cerrar archivo de entrada.\n");</text:p>
            <text:p text:style-name="P18"><text:s text:c="10"/>exit(EXIT_FAILURE); <text:s text:c="9"/></text:p>
            <text:p text:style-name="P18"><text:s text:c="8"/>}</text:p>
            <text:p text:style-name="P18"></text:p>
            <text:p text:style-name="P18"><text:s text:c="8"/>if (close(fd_out)&lt;0){</text:p>
            <text:p text:style-name="P18"><text:s text:c="10"/>printf("Error: %d, al cerrar archivo de salida.\n", errno);</text:p>
            <text:p text:style-name="P18"><text:s text:c="10"/>perror("Error al cerrar archivo de salida.\n");</text:p>
            <text:p text:style-name="P18"><text:s text:c="10"/>exit(EXIT_FAILURE);</text:p>
            <text:p text:style-name="P18"><text:s text:c="8"/>}</text:p>
            <text:p text:style-name="P18"><text:s text:c="7"/></text:p>
            <text:p text:style-name="P18"><text:s text:c="8"/></text:p>
            <text:p text:style-name="P18"></text:p>
            <text:p text:style-name="P18"><text:s text:c="4"/>return EXIT_SUCCESS;</text:p>
            <text:p text:style-name="P18"></text:p>
            <text:p text:style-name="P17"><text:span text:style-name="T5">}</text:span>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"><text:span text:style-name="T6">El ejercicio 3 analiza las rutas proporcionadas como argumento al programa (puede haber más de una) y nos indica qué tipo de archivo es, en caso de no poder acceder al archivo devuelve el error correspondiente o no haber indicado archivos como argumento. Utilizando lstat (que evita que nos devuelva los metadatos del fichero al que enlace simbólicamente la ruta proporcionada) y utilizando las macros disponibles nos muestra por pantalla el tipo de pantalla si es conocido o “Tipo de archivo desconocido” en caso contrario.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7">#define S_ISREG2(mode) mode&amp;S_IFREG</text:span>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1-05T21:48:46.165679568</dc:date>
    <meta:print-date>2011-10-06T10:39:21</meta:print-date>
    <meta:editing-cycles>185</meta:editing-cycles>
    <meta:editing-duration>PT21H56M40S</meta:editing-duration>
    <meta:document-statistic meta:table-count="10" meta:image-count="1" meta:object-count="0" meta:page-count="4" meta:paragraph-count="152" meta:word-count="809" meta:character-count="6590" meta:non-whitespace-character-count="4934"/>
    <meta:user-defined meta:name="Información 1"/>
    <meta:user-defined meta:name="Información 2"/>
    <meta:user-defined meta:name="Información 3"/>
    <meta:user-defined meta:name="Información 4"/>
  </office:meta>
</office:document-meta>
</file>